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fo:font-weight="bold" officeooo:rsid="000656af" officeooo:paragraph-rsid="001aa07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4pt" fo:language="el" fo:country="GR" fo:font-weight="bold" officeooo:rsid="000656af" officeooo:paragraph-rsid="001aa07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language="el" fo:country="GR" fo:font-weight="bold" officeooo:rsid="00069473" officeooo:paragraph-rsid="001aa07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language="el" fo:country="GR" fo:font-weight="bold" officeooo:rsid="000729e6" officeooo:paragraph-rsid="001aa07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el" fo:country="GR" fo:font-weight="bold" officeooo:rsid="000729e6" officeooo:paragraph-rsid="0052a14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el" fo:country="GR" fo:font-weight="bold" officeooo:rsid="0029e605" officeooo:paragraph-rsid="001aa07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el" fo:country="GR" fo:font-weight="normal" officeooo:rsid="00069473" officeooo:paragraph-rsid="001aa07d"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language="el" fo:country="GR" fo:font-weight="bold" officeooo:rsid="000656af" officeooo:paragraph-rsid="001aa07d" style:font-weight-asian="bold" style:font-weight-complex="bold"/>
    </style:style>
    <style:style style:name="P9" style:family="paragraph" style:parent-style-name="Standard">
      <style:paragraph-properties fo:text-align="start" style:justify-single-word="false"/>
      <style:text-properties fo:language="el" fo:country="GR" fo:font-weight="bold" officeooo:rsid="002af996" officeooo:paragraph-rsid="002af996" style:font-weight-asian="bold" style:font-weight-complex="bold"/>
    </style:style>
    <style:style style:name="P10" style:family="paragraph" style:parent-style-name="Standard">
      <style:paragraph-properties fo:text-align="center" style:justify-single-word="false"/>
      <style:text-properties fo:language="el" fo:country="GR" fo:font-weight="normal" officeooo:rsid="00378149" officeooo:paragraph-rsid="001aa07d" style:font-weight-asian="normal" style:font-weight-complex="normal"/>
    </style:style>
    <style:style style:name="P11" style:family="paragraph" style:parent-style-name="Standard">
      <style:paragraph-properties fo:text-align="start" style:justify-single-word="false"/>
      <style:text-properties fo:language="el" fo:country="GR" fo:font-weight="normal" officeooo:rsid="00507fe7" officeooo:paragraph-rsid="00507fe7" style:font-weight-asian="normal" style:font-weight-complex="normal"/>
    </style:style>
    <style:style style:name="P12" style:family="paragraph" style:parent-style-name="Standard">
      <style:paragraph-properties fo:text-align="start" style:justify-single-word="false"/>
      <style:text-properties fo:language="el" fo:country="GR" fo:font-weight="normal" officeooo:rsid="008bf990" officeooo:paragraph-rsid="008bf990" style:font-weight-asian="normal" style:font-weight-complex="normal"/>
    </style:style>
    <style:style style:name="P13" style:family="paragraph" style:parent-style-name="Standard">
      <style:paragraph-properties fo:text-align="start" style:justify-single-word="false"/>
      <style:text-properties officeooo:paragraph-rsid="002cdc49"/>
    </style:style>
    <style:style style:name="P14" style:family="paragraph" style:parent-style-name="Standard" style:list-style-name="L1">
      <style:paragraph-properties fo:text-align="start" style:justify-single-word="false"/>
      <style:text-properties fo:language="el" fo:country="GR" fo:font-weight="normal" officeooo:rsid="008c06e1" officeooo:paragraph-rsid="008c06e1" style:font-weight-asian="normal" style:font-weight-complex="normal"/>
    </style:style>
    <style:style style:name="P15" style:family="paragraph" style:parent-style-name="Standard" style:list-style-name="L1">
      <style:paragraph-properties fo:text-align="start" style:justify-single-word="false"/>
      <style:text-properties fo:language="el" fo:country="GR" fo:font-weight="normal" officeooo:rsid="008c06e1" officeooo:paragraph-rsid="00c16c52" style:font-weight-asian="normal" style:font-weight-complex="normal"/>
    </style:style>
    <style:style style:name="P16" style:family="paragraph" style:parent-style-name="Standard" style:list-style-name="L1">
      <style:paragraph-properties fo:text-align="start" style:justify-single-word="false"/>
      <style:text-properties fo:language="el" fo:country="GR" fo:font-weight="normal" officeooo:rsid="008efa67" officeooo:paragraph-rsid="008efa67" style:font-weight-asian="normal" style:font-weight-complex="normal"/>
    </style:style>
    <style:style style:name="P17" style:family="paragraph" style:parent-style-name="Standard" style:list-style-name="L1">
      <style:paragraph-properties fo:text-align="start" style:justify-single-word="false"/>
      <style:text-properties fo:language="el" fo:country="GR" fo:font-weight="normal" officeooo:rsid="008fa0c9" officeooo:paragraph-rsid="011ffdb7" style:font-weight-asian="normal" style:font-weight-complex="normal"/>
    </style:style>
    <style:style style:name="P18" style:family="paragraph" style:parent-style-name="Standard" style:list-style-name="L1">
      <style:paragraph-properties fo:text-align="start" style:justify-single-word="false"/>
      <style:text-properties fo:language="el" fo:country="GR" fo:font-weight="normal" officeooo:rsid="008ff659" officeooo:paragraph-rsid="008ff659" style:font-weight-asian="normal" style:font-weight-complex="normal"/>
    </style:style>
    <style:style style:name="P19" style:family="paragraph" style:parent-style-name="Standard" style:list-style-name="L1">
      <style:paragraph-properties fo:text-align="start" style:justify-single-word="false"/>
      <style:text-properties fo:language="el" fo:country="GR" fo:font-weight="normal" officeooo:rsid="00925286" officeooo:paragraph-rsid="00925286" style:font-weight-asian="normal" style:font-weight-complex="normal"/>
    </style:style>
    <style:style style:name="P20" style:family="paragraph" style:parent-style-name="Standard" style:list-style-name="L1">
      <style:paragraph-properties fo:text-align="start" style:justify-single-word="false"/>
      <style:text-properties fo:language="el" fo:country="GR" fo:font-weight="normal" officeooo:rsid="00a0037f" officeooo:paragraph-rsid="00ac94ae" style:font-weight-asian="normal" style:font-weight-complex="normal"/>
    </style:style>
    <style:style style:name="P21" style:family="paragraph" style:parent-style-name="Standard" style:list-style-name="L1">
      <style:paragraph-properties fo:text-align="start" style:justify-single-word="false"/>
      <style:text-properties fo:language="el" fo:country="GR" fo:font-weight="normal" officeooo:rsid="00a0037f" officeooo:paragraph-rsid="00c16c52" style:font-weight-asian="normal" style:font-weight-complex="normal"/>
    </style:style>
    <style:style style:name="P22" style:family="paragraph" style:parent-style-name="Standard" style:list-style-name="L1">
      <style:paragraph-properties fo:text-align="start" style:justify-single-word="false"/>
      <style:text-properties fo:language="el" fo:country="GR" fo:font-weight="normal" officeooo:rsid="00a0037f" officeooo:paragraph-rsid="01262279" style:font-weight-asian="normal" style:font-weight-complex="normal"/>
    </style:style>
    <style:style style:name="P23" style:family="paragraph" style:parent-style-name="Standard" style:list-style-name="L1">
      <style:paragraph-properties fo:text-align="start" style:justify-single-word="false"/>
      <style:text-properties fo:language="el" fo:country="GR" fo:font-weight="normal" officeooo:rsid="00c55282" officeooo:paragraph-rsid="00c55282" style:font-weight-asian="normal" style:font-weight-complex="normal"/>
    </style:style>
    <style:style style:name="P24" style:family="paragraph" style:parent-style-name="Standard" style:list-style-name="L1">
      <style:paragraph-properties fo:text-align="start" style:justify-single-word="false"/>
      <style:text-properties fo:language="el" fo:country="GR" fo:font-weight="normal" officeooo:rsid="00c5f0ac" officeooo:paragraph-rsid="012ca6b1" style:font-weight-asian="normal" style:font-weight-complex="normal"/>
    </style:style>
    <style:style style:name="P25" style:family="paragraph" style:parent-style-name="Standard" style:list-style-name="L1">
      <style:paragraph-properties fo:text-align="start" style:justify-single-word="false"/>
      <style:text-properties fo:language="el" fo:country="GR" fo:font-weight="normal" officeooo:rsid="00d3ee2c" officeooo:paragraph-rsid="00d3ee2c" style:font-weight-asian="normal" style:font-weight-complex="normal"/>
    </style:style>
    <style:style style:name="P26" style:family="paragraph" style:parent-style-name="Standard">
      <style:paragraph-properties fo:text-align="start" style:justify-single-word="false"/>
      <style:text-properties fo:language="el" fo:country="GR" fo:font-weight="normal" officeooo:rsid="00507fe7" officeooo:paragraph-rsid="00507fe7" style:font-weight-asian="normal" style:font-weight-complex="normal"/>
    </style:style>
    <style:style style:name="P27" style:family="paragraph" style:parent-style-name="Standard">
      <style:paragraph-properties fo:text-align="start" style:justify-single-word="false"/>
      <style:text-properties fo:language="el" fo:country="GR" fo:font-weight="normal" officeooo:rsid="01137b91" officeooo:paragraph-rsid="01137b91" style:font-weight-asian="normal" style:font-weight-complex="normal"/>
    </style:style>
    <style:style style:name="P28" style:family="paragraph" style:parent-style-name="Standard">
      <style:paragraph-properties fo:text-align="start" style:justify-single-word="false"/>
      <style:text-properties fo:language="el" fo:country="GR" fo:font-weight="normal" officeooo:rsid="0114aeb3" officeooo:paragraph-rsid="0114aeb3" style:font-weight-asian="normal" style:font-weight-complex="normal"/>
    </style:style>
    <style:style style:name="P29" style:family="paragraph" style:parent-style-name="Standard" style:list-style-name="L3">
      <style:paragraph-properties fo:text-align="start" style:justify-single-word="false"/>
      <style:text-properties fo:font-size="12pt" fo:language="el" fo:country="GR" fo:font-weight="normal" officeooo:rsid="0029e605" officeooo:paragraph-rsid="007eff94"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language="el" fo:country="GR" fo:font-weight="normal" officeooo:rsid="0029e605" officeooo:paragraph-rsid="001aa07d"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size="12pt" fo:language="el" fo:country="GR" fo:font-weight="normal" officeooo:rsid="0029e605" officeooo:paragraph-rsid="007eff9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l" fo:country="GR" fo:font-weight="normal" officeooo:rsid="0029e605" officeooo:paragraph-rsid="007eff9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l" fo:country="GR" fo:font-weight="normal" officeooo:rsid="01029ff0" officeooo:paragraph-rsid="01029ff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el" fo:country="GR" fo:font-weight="normal" officeooo:rsid="010705f3" officeooo:paragraph-rsid="010705f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el" fo:country="GR" fo:font-weight="normal" officeooo:rsid="0109e113" officeooo:paragraph-rsid="0109e11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l" fo:country="GR" fo:font-weight="normal" officeooo:rsid="011133a1" officeooo:paragraph-rsid="011133a1"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2pt" fo:language="el" fo:country="GR" fo:font-weight="bold" officeooo:rsid="00724c16" officeooo:paragraph-rsid="0052a14d"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el" fo:country="GR" fo:font-weight="bold" officeooo:rsid="00df8b45" officeooo:paragraph-rsid="00df8b45"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language="el" fo:country="GR" fo:font-weight="bold" officeooo:rsid="00ecfa18" officeooo:paragraph-rsid="00ecfa18"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language="el" fo:country="GR" fo:font-weight="bold" officeooo:rsid="01029ff0" officeooo:paragraph-rsid="01029ff0"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language="el" fo:country="GR" fo:font-weight="bold" officeooo:rsid="01052992" officeooo:paragraph-rsid="01052992" style:font-size-asian="10.5pt" style:font-weight-asian="bold" style:font-size-complex="12pt" style:font-weight-complex="bold"/>
    </style:style>
    <style:style style:name="P42" style:family="paragraph" style:parent-style-name="Standard" style:list-style-name="L4">
      <style:paragraph-properties fo:text-align="start" style:justify-single-word="false"/>
      <style:text-properties officeooo:paragraph-rsid="010705f3"/>
    </style:style>
    <style:style style:name="P43" style:family="paragraph" style:parent-style-name="Standard" style:list-style-name="L4">
      <style:paragraph-properties fo:text-align="start" style:justify-single-word="false"/>
      <style:text-properties officeooo:paragraph-rsid="0107975a"/>
    </style:style>
    <style:style style:name="P44" style:family="paragraph" style:parent-style-name="Standard">
      <style:paragraph-properties fo:text-align="start" style:justify-single-word="false"/>
      <style:text-properties fo:font-size="14pt" fo:language="el" fo:country="GR" fo:font-weight="bold" officeooo:rsid="0029e605" officeooo:paragraph-rsid="001aa07d" style:font-size-asian="14pt" style:font-weight-asian="bold" style:font-size-complex="14pt" style:font-weight-complex="bold"/>
    </style:style>
    <style:style style:name="P45" style:family="paragraph" style:parent-style-name="Standard">
      <style:paragraph-properties fo:text-align="center" style:justify-single-word="false"/>
      <style:text-properties fo:font-size="14pt" fo:language="el" fo:country="GR" fo:font-weight="bold" officeooo:rsid="01137b91" officeooo:paragraph-rsid="01137b91"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language="el" fo:country="GR" fo:font-weight="normal" officeooo:rsid="01029ff0" officeooo:paragraph-rsid="01029ff0" style:font-size-asian="14pt" style:font-weight-asian="normal" style:font-size-complex="14pt" style:font-weight-complex="normal"/>
    </style:style>
    <style:style style:name="P47" style:family="paragraph" style:parent-style-name="Standard" style:list-style-name="L4">
      <style:paragraph-properties fo:text-align="start" style:justify-single-word="false"/>
      <style:text-properties officeooo:rsid="0107975a" officeooo:paragraph-rsid="0107975a"/>
    </style:style>
    <style:style style:name="T1" style:family="text">
      <style:text-properties fo:font-weight="normal" style:font-weight-asian="normal" style:font-weight-complex="normal"/>
    </style:style>
    <style:style style:name="T2" style:family="text">
      <style:text-properties fo:font-weight="normal" officeooo:rsid="0076d983" style:font-weight-asian="normal" style:font-weight-complex="normal"/>
    </style:style>
    <style:style style:name="T3" style:family="text">
      <style:text-properties fo:font-weight="normal" officeooo:rsid="00e05ada" style:font-weight-asian="normal" style:font-weight-complex="normal"/>
    </style:style>
    <style:style style:name="T4" style:family="text">
      <style:text-properties fo:font-weight="normal" officeooo:rsid="00e26158" style:font-weight-asian="normal" style:font-weight-complex="normal"/>
    </style:style>
    <style:style style:name="T5" style:family="text">
      <style:text-properties fo:font-weight="normal" officeooo:rsid="00e3442a" style:font-weight-asian="normal" style:font-weight-complex="normal"/>
    </style:style>
    <style:style style:name="T6" style:family="text">
      <style:text-properties fo:font-weight="normal" officeooo:rsid="00e38aa4" style:font-weight-asian="normal" style:font-weight-complex="normal"/>
    </style:style>
    <style:style style:name="T7" style:family="text">
      <style:text-properties fo:font-weight="normal" officeooo:rsid="00e56c1e" style:font-weight-asian="normal" style:font-weight-complex="normal"/>
    </style:style>
    <style:style style:name="T8" style:family="text">
      <style:text-properties fo:font-weight="normal" officeooo:rsid="00e6e668" style:font-weight-asian="normal" style:font-weight-complex="normal"/>
    </style:style>
    <style:style style:name="T9" style:family="text">
      <style:text-properties fo:font-weight="normal" officeooo:rsid="00e8dfb7" style:font-weight-asian="normal" style:font-weight-complex="normal"/>
    </style:style>
    <style:style style:name="T10" style:family="text">
      <style:text-properties fo:font-weight="normal" officeooo:rsid="00e9c89c" style:font-weight-asian="normal" style:font-weight-complex="normal"/>
    </style:style>
    <style:style style:name="T11" style:family="text">
      <style:text-properties fo:font-weight="normal" officeooo:rsid="00eab9a3" style:font-weight-asian="normal" style:font-weight-complex="normal"/>
    </style:style>
    <style:style style:name="T12" style:family="text">
      <style:text-properties fo:font-weight="normal" officeooo:rsid="00ec6559" style:font-weight-asian="normal" style:font-weight-complex="normal"/>
    </style:style>
    <style:style style:name="T13" style:family="text">
      <style:text-properties fo:font-weight="normal" officeooo:rsid="00ecf2e5" style:font-weight-asian="normal" style:font-weight-complex="normal"/>
    </style:style>
    <style:style style:name="T14" style:family="text">
      <style:text-properties fo:font-weight="normal" officeooo:rsid="00ee6a03" style:font-weight-asian="normal" style:font-weight-complex="normal"/>
    </style:style>
    <style:style style:name="T15" style:family="text">
      <style:text-properties fo:font-weight="normal" officeooo:rsid="00ef4d4e" style:font-weight-asian="normal" style:font-weight-complex="normal"/>
    </style:style>
    <style:style style:name="T16" style:family="text">
      <style:text-properties fo:font-weight="normal" officeooo:rsid="00f05efe" style:font-weight-asian="normal" style:font-weight-complex="normal"/>
    </style:style>
    <style:style style:name="T17" style:family="text">
      <style:text-properties fo:font-weight="normal" officeooo:rsid="00f49d03" style:font-weight-asian="normal" style:font-weight-complex="normal"/>
    </style:style>
    <style:style style:name="T18" style:family="text">
      <style:text-properties fo:font-weight="normal" officeooo:rsid="00f71e2c" style:font-weight-asian="normal" style:font-weight-complex="normal"/>
    </style:style>
    <style:style style:name="T19" style:family="text">
      <style:text-properties fo:font-weight="normal" officeooo:rsid="00f85339" style:font-weight-asian="normal" style:font-weight-complex="normal"/>
    </style:style>
    <style:style style:name="T20" style:family="text">
      <style:text-properties fo:font-weight="normal" officeooo:rsid="00fd1cc6" style:font-weight-asian="normal" style:font-weight-complex="normal"/>
    </style:style>
    <style:style style:name="T21" style:family="text">
      <style:text-properties fo:font-weight="normal" officeooo:rsid="013068ed" style:font-weight-asian="normal" style:font-weight-complex="normal"/>
    </style:style>
    <style:style style:name="T22" style:family="text">
      <style:text-properties fo:font-weight="normal" officeooo:rsid="0131becd" style:font-weight-asian="normal" style:font-weight-complex="normal"/>
    </style:style>
    <style:style style:name="T23" style:family="text">
      <style:text-properties officeooo:rsid="00334d8e"/>
    </style:style>
    <style:style style:name="T24" style:family="text">
      <style:text-properties officeooo:rsid="002c6217"/>
    </style:style>
    <style:style style:name="T25" style:family="text">
      <style:text-properties officeooo:rsid="001b5af2"/>
    </style:style>
    <style:style style:name="T26" style:family="text">
      <style:text-properties fo:language="el" fo:country="GR" fo:font-weight="normal" officeooo:rsid="002af996" style:font-weight-asian="normal" style:font-weight-complex="normal"/>
    </style:style>
    <style:style style:name="T27" style:family="text">
      <style:text-properties fo:language="el" fo:country="GR" fo:font-weight="normal" officeooo:rsid="004ab604" style:font-weight-asian="normal" style:font-weight-complex="normal"/>
    </style:style>
    <style:style style:name="T28" style:family="text">
      <style:text-properties fo:language="el" fo:country="GR" fo:font-weight="normal" officeooo:rsid="01358b68" style:font-weight-asian="normal" style:font-weight-complex="normal"/>
    </style:style>
    <style:style style:name="T29" style:family="text">
      <style:text-properties fo:language="el" fo:country="GR" fo:font-weight="normal" officeooo:rsid="0135ab98" style:font-weight-asian="normal" style:font-weight-complex="normal"/>
    </style:style>
    <style:style style:name="T30" style:family="text">
      <style:text-properties fo:language="el" fo:country="GR" fo:font-weight="bold" officeooo:rsid="002af996" style:font-weight-asian="bold" style:font-weight-complex="bold"/>
    </style:style>
    <style:style style:name="T31" style:family="text">
      <style:text-properties fo:language="el" fo:country="GR" fo:font-weight="bold" officeooo:rsid="0048c50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officeooo:rsid="0097bc80" style:font-weight-asian="bold" style:font-weight-complex="bold"/>
    </style:style>
    <style:style style:name="T34" style:family="text">
      <style:text-properties fo:font-weight="bold" officeooo:rsid="009c34dc" style:font-weight-asian="bold" style:font-weight-complex="bold"/>
    </style:style>
    <style:style style:name="T35" style:family="text">
      <style:text-properties fo:font-weight="bold" officeooo:rsid="009ef708" style:font-weight-asian="bold" style:font-weight-complex="bold"/>
    </style:style>
    <style:style style:name="T36" style:family="text">
      <style:text-properties fo:font-weight="bold" officeooo:rsid="00a39cbe" style:font-weight-asian="bold" style:font-weight-complex="bold"/>
    </style:style>
    <style:style style:name="T37" style:family="text">
      <style:text-properties fo:font-weight="bold" officeooo:rsid="00b0cbf2" style:font-weight-asian="bold" style:font-weight-complex="bold"/>
    </style:style>
    <style:style style:name="T38" style:family="text">
      <style:text-properties fo:font-weight="bold" officeooo:rsid="00b4b03e" style:font-weight-asian="bold" style:font-weight-complex="bold"/>
    </style:style>
    <style:style style:name="T39" style:family="text">
      <style:text-properties fo:font-weight="bold" officeooo:rsid="00ba8610" style:font-weight-asian="bold" style:font-weight-complex="bold"/>
    </style:style>
    <style:style style:name="T40" style:family="text">
      <style:text-properties fo:font-weight="bold" officeooo:rsid="00bea080" style:font-weight-asian="bold" style:font-weight-complex="bold"/>
    </style:style>
    <style:style style:name="T41" style:family="text">
      <style:text-properties fo:font-weight="bold" officeooo:rsid="00c20a9d" style:font-weight-asian="bold" style:font-weight-complex="bold"/>
    </style:style>
    <style:style style:name="T42" style:family="text">
      <style:text-properties fo:font-weight="bold" officeooo:rsid="00e19618" style:font-weight-asian="bold" style:font-weight-complex="bold"/>
    </style:style>
    <style:style style:name="T43" style:family="text">
      <style:text-properties fo:font-weight="bold" officeooo:rsid="00e63022" style:font-weight-asian="bold" style:font-weight-complex="bold"/>
    </style:style>
    <style:style style:name="T44" style:family="text">
      <style:text-properties fo:font-weight="bold" officeooo:rsid="01137b91" style:font-weight-asian="bold" style:font-weight-complex="bold"/>
    </style:style>
    <style:style style:name="T45" style:family="text">
      <style:text-properties fo:font-weight="bold" officeooo:rsid="01185ca2" style:font-weight-asian="bold" style:font-weight-complex="bold"/>
    </style:style>
    <style:style style:name="T46" style:family="text">
      <style:text-properties officeooo:rsid="007b8152"/>
    </style:style>
    <style:style style:name="T47" style:family="text">
      <style:text-properties officeooo:rsid="008bd07a"/>
    </style:style>
    <style:style style:name="T48" style:family="text">
      <style:text-properties officeooo:rsid="008df4aa"/>
    </style:style>
    <style:style style:name="T49" style:family="text">
      <style:text-properties officeooo:rsid="008fa0c9"/>
    </style:style>
    <style:style style:name="T50" style:family="text">
      <style:text-properties officeooo:rsid="0093eb9a"/>
    </style:style>
    <style:style style:name="T51" style:family="text">
      <style:text-properties officeooo:rsid="00948216"/>
    </style:style>
    <style:style style:name="T52" style:family="text">
      <style:text-properties officeooo:rsid="0095ffe7"/>
    </style:style>
    <style:style style:name="T53" style:family="text">
      <style:text-properties officeooo:rsid="0096043f"/>
    </style:style>
    <style:style style:name="T54" style:family="text">
      <style:text-properties officeooo:rsid="009751a0"/>
    </style:style>
    <style:style style:name="T55" style:family="text">
      <style:text-properties officeooo:rsid="0097bc80"/>
    </style:style>
    <style:style style:name="T56" style:family="text">
      <style:text-properties officeooo:rsid="009c34dc"/>
    </style:style>
    <style:style style:name="T57" style:family="text">
      <style:text-properties officeooo:rsid="00a1df75"/>
    </style:style>
    <style:style style:name="T58" style:family="text">
      <style:text-properties officeooo:rsid="00a39cbe"/>
    </style:style>
    <style:style style:name="T59" style:family="text">
      <style:text-properties officeooo:rsid="00ae888e"/>
    </style:style>
    <style:style style:name="T60" style:family="text">
      <style:text-properties officeooo:rsid="00b0cbf2"/>
    </style:style>
    <style:style style:name="T61" style:family="text">
      <style:text-properties officeooo:rsid="00bc3e91"/>
    </style:style>
    <style:style style:name="T62" style:family="text">
      <style:text-properties officeooo:rsid="00bea080"/>
    </style:style>
    <style:style style:name="T63" style:family="text">
      <style:text-properties officeooo:rsid="00c20a9d"/>
    </style:style>
    <style:style style:name="T64" style:family="text">
      <style:text-properties officeooo:rsid="00c5f0ac"/>
    </style:style>
    <style:style style:name="T65" style:family="text">
      <style:text-properties officeooo:rsid="00c79fcf"/>
    </style:style>
    <style:style style:name="T66" style:family="text">
      <style:text-properties officeooo:rsid="00c9ab27"/>
    </style:style>
    <style:style style:name="T67" style:family="text">
      <style:text-properties officeooo:rsid="00d7de0a"/>
    </style:style>
    <style:style style:name="T68" style:family="text">
      <style:text-properties officeooo:rsid="00dc396a"/>
    </style:style>
    <style:style style:name="T69" style:family="text">
      <style:text-properties officeooo:rsid="00ddbc9b"/>
    </style:style>
    <style:style style:name="T70" style:family="text">
      <style:text-properties officeooo:rsid="00df8b45"/>
    </style:style>
    <style:style style:name="T71" style:family="text">
      <style:text-properties officeooo:rsid="00e56c1e"/>
    </style:style>
    <style:style style:name="T72" style:family="text">
      <style:text-properties officeooo:rsid="00e6e668"/>
    </style:style>
    <style:style style:name="T73" style:family="text">
      <style:text-properties officeooo:rsid="00ffc264"/>
    </style:style>
    <style:style style:name="T74" style:family="text">
      <style:text-properties officeooo:rsid="010464df"/>
    </style:style>
    <style:style style:name="T75" style:family="text">
      <style:text-properties fo:font-size="12pt" fo:language="el" fo:country="GR" fo:font-weight="normal" style:font-size-asian="10.5pt" style:font-weight-asian="normal" style:font-size-complex="12pt" style:font-weight-complex="normal"/>
    </style:style>
    <style:style style:name="T76" style:family="text">
      <style:text-properties fo:font-size="12pt" fo:language="el" fo:country="GR" fo:font-weight="normal" officeooo:rsid="010705f3" style:font-size-asian="10.5pt" style:font-weight-asian="normal" style:font-size-complex="12pt" style:font-weight-complex="normal"/>
    </style:style>
    <style:style style:name="T77" style:family="text">
      <style:text-properties fo:font-size="12pt" fo:language="el" fo:country="GR" fo:font-weight="normal" officeooo:rsid="0107975a" style:font-size-asian="10.5pt" style:font-weight-asian="normal" style:font-size-complex="12pt" style:font-weight-complex="normal"/>
    </style:style>
    <style:style style:name="T78" style:family="text">
      <style:text-properties officeooo:rsid="010bc4fa"/>
    </style:style>
    <style:style style:name="T79" style:family="text">
      <style:text-properties officeooo:rsid="01137b91"/>
    </style:style>
    <style:style style:name="T80" style:family="text">
      <style:text-properties officeooo:rsid="0114aeb3"/>
    </style:style>
    <style:style style:name="T81" style:family="text">
      <style:text-properties officeooo:rsid="0118ebf2"/>
    </style:style>
    <style:style style:name="T82" style:family="text">
      <style:text-properties officeooo:rsid="011c4b29"/>
    </style:style>
    <style:style style:name="T83" style:family="text">
      <style:text-properties officeooo:rsid="012e7f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Εργασία</text:span> <text:span text:style-name="T47">2</text:span></text:p>
      <text:p text:style-name="P8"/>
      <text:p text:style-name="P2">Ονοματεπώνυμο: <text:span text:style-name="T1">Αντώνιος Κληρονόμος</text:span></text:p>
      <text:p text:style-name="P3">Αριθμός Μητρώου: <text:span text:style-name="T1">1115201500069</text:span></text:p>
      <text:p text:style-name="P7"/>
      <text:p text:style-name="P7"/>
      <text:p text:style-name="P4"><text:span text:style-name="T46">Σύντομη π</text:span>εριγραφή προγράμματος</text:p>
      <text:p text:style-name="P10"/>
      <text:p text:style-name="P12">Ένας client αφού <text:span text:style-name="T82">ξεκινήσει την εκτέλεσή του</text:span>, εκτελεί τα εξής:</text:p>
      <text:list xml:id="list1338679821" text:style-name="L1">
        <text:list-item>
          <text:p text:style-name="P14">Αρχικοποιεί τις μεταβλητές που αφορούν <text:span text:style-name="T50">το signal handling </text:span>και διαχειρίζεται <text:span text:style-name="T48">μόνο </text:span>το <text:span text:style-name="T51">signal</text:span> <text:span text:style-name="T32">SIGINT</text:span><text:span text:style-name="T61"> ως εξής: αποδεσμεύει τον άχρηστο πλέον χώρο μνήμης, κλείνει τυχόν ανοιχτά αρχεία κλπ</text:span>. (Η διαχείριση των <text:span text:style-name="T52">signals</text:span> <text:span text:style-name="T32">SIGUSR1</text:span> και <text:span text:style-name="T32">SIGUSR2</text:span> αναφέρεται πιο κάτω.)</text:p>
        </text:list-item>
        <text:list-item>
          <text:p text:style-name="P16">Εκτελεί τους απαιτούμενους αρχικούς ελέγχους (π.χ. ελέγχει εάν υπάρχει το mirror directory που του δώθηκε ως όρισμα). <text:span text:style-name="T49">Εάν κάποιος έλεγχος αποτύχει, τότε ο client τερματίζει. Αλλιώς συνεχίζει την εκτέλεσή του.</text:span></text:p>
        </text:list-item>
        <text:list-item>
          <text:p text:style-name="P17">Εάν το gpg encryption είναι enabled, κάνει generate ένα νέο gpg key-pair και κάνει export στο .id αρχείο του το public key που παρήχθηκε.</text:p>
        </text:list-item>
        <text:list-item>
          <text:p text:style-name="P18">Γράφει στο .id αρχείο του το pid του.</text:p>
        </text:list-item>
        <text:list-item>
          <text:p text:style-name="P18">Δημιουργεί μια λίστα τύπου <text:span text:style-name="T32">FileList</text:span> που περιέχει κάποια στοιχεία όλων των αρχείων και φακέλων που βρίσκονται μέσα στο input directory που δώθηκε ως όρισμα στον client.</text:p>
        </text:list-item>
        <text:list-item>
          <text:p text:style-name="P19">Δημιουργεί ένα temp αρχείο στον φάκελο tmp/ το οποίο περιέχει την παραπάνω λίστα <text:span text:style-name="T53">την οποία έχει μετατρέψει</text:span> <text:span text:style-name="T54">σε</text:span> string. <text:span text:style-name="T55">Το αρχείο αυτό θα το διαβάσει ο κάθε writer που θα δημιουργηθεί και θα το μετατρέψει σε δομή </text:span><text:span text:style-name="T43">FileList</text:span><text:span text:style-name="T55"> μόλις ξεκινήσει η εκτέλεσή του έτσι ώστε να ξέρει ποια αρχεία και ποιους φακέλους πρέπει να γράψει στο fifo pipe χωρίς να διατρέξει όλο το input directory ξανά. </text:span><text:span text:style-name="T33">Επομένως, η δομή </text:span><text:span text:style-name="T34">FileList χρησιμοποιείται για τη μείω</text:span><text:span text:style-name="T35">ση</text:span><text:span text:style-name="T34"> των I/O operations </text:span><text:span text:style-name="T42">από και προς τον δίσκο</text:span><text:span text:style-name="T56">.</text:span></text:p>
        </text:list-item>
        <text:list-item>
          <text:p text:style-name="P20">Ο client <text:span text:style-name="T57">συγχρονίζεται</text:span> με τους υπόλοιπους clients που έχουν ήδη ξεκινήσει την εκτέλεσή τους. <text:span text:style-name="T58">Συγκεκριμένα, διατρέχει το common directory και για κάθε .id file εκτός από το δικό του </text:span><text:span text:style-name="T36">κάνει fork() ένα client subprocess</text:span><text:span text:style-name="T58"> το οποίο αναλαμβάνει τη δημιουργία ενός reader process και ενός writer process τα οποία αναλαμβάνουν το συχγρονισμό του τρέχοντος client με τον client στον οποίο ανήκει το τρέχον .id αρχείο. Το subprocess αυτό περιμένει μέχρι ο reader </text:span><text:span text:style-name="T36">και</text:span><text:span text:style-name="T58"> ο writer να τερματίσουν επιτυχώς (με status 0).</text:span></text:p>
          <text:p text:style-name="P22"><text:span text:style-name="T58">Σε περίπτωση που ο reader αποτύχει κατά την εκτέλεσή του, στέλνει signal </text:span><text:span text:style-name="T36">SIGUSR1</text:span><text:span text:style-name="T58"> στο client subprocess το οποίο, εάν ο αριθμός προσπαθειών επανεκκίνησης είναι μικρότερος του 3, δημιουργεί ένα νέο reader process. Εάν ο αριθμός <text:s/>προσπαθειών επανεκκίνησης είναι μεγαλύτερος του 3, τότε το client subprocess στέλνει signal </text:span><text:span text:style-name="T36">SIGINT </text:span><text:span text:style-name="T59">στο writer process-παιδί του (εάν αυτό εκτελείται), κάνει raise </text:span><text:span text:style-name="T37">SIGINT</text:span><text:span text:style-name="T60">, στέλνει signal </text:span><text:span text:style-name="T39">SIGINT</text:span><text:span text:style-name="T60"> στο parent/κύριο client process και τερματίζει.</text:span></text:p>
          <text:p text:style-name="P21"><text:span text:style-name="T58">Σε περίπτωση που ο writer αποτύχει κατά την εκτέλεσή του, στέλνει signal </text:span><text:span text:style-name="T36">SIGUSR</text:span><text:span text:style-name="T38">2</text:span><text:span text:style-name="T58"> στο client subprocess το οποίο, εάν ο αριθμός προσπαθειών επανεκκίνησης είναι μικρότερος του 3, δημιουργεί ένα νέο writer process. Εάν ο αριθμός <text:s/>προσπαθειών επανεκκίνησης είναι μεγαλύτερος του 3, τότε το client subprocess στέλνει signal </text:span><text:span text:style-name="T36">SIGINT </text:span><text:span text:style-name="T59">στο reader process-παιδί του (εάν αυτό εκτελείται), κάνει raise </text:span><text:span text:style-name="T37">SIGINT</text:span><text:span text:style-name="T60">, στέλνει signal </text:span><text:span text:style-name="T39">SIGINT</text:span><text:span text:style-name="T60"> στο parent/κύριο client process και τερματίζει.</text:span></text:p>
          <text:p text:style-name="P15"><text:span text:style-name="T63">Το client subprocess διαχειρίζεται</text:span><text:span text:style-name="T32"> </text:span><text:span text:style-name="T63">το signal </text:span><text:span text:style-name="T41">SIGINT </text:span><text:span text:style-name="T63">όπως ακριβώς το διαχειρίζεται και το parent/κύριο client process με τη διαφορά ότι πριν τερματίσει, στέλνει signal </text:span><text:span text:style-name="T40">SIGINT</text:span><text:span text:style-name="T62"> στο <text:s/>parent/κύριο client process έτσι ώστε να τερματίσει και αυτό.</text:span></text:p>
        </text:list-item>
        <text:list-item>
          <text:p text:style-name="P23">Ο client ξεκινάει να κάνει listen για events <text:span text:style-name="T64">που αφορούν το common directory</text:span> με τη χρήση της <text:span text:style-name="T32">inotify</text:span><text:span text:style-name="T64">.</text:span></text:p>
          <text:p text:style-name="P24">Για κάθε <text:span text:style-name="T32">IN_CREATE </text:span>event που αντιλαμβάνεται <text:span text:style-name="T66">και το</text:span> <text:span text:style-name="T65">οποίο αφορά .id αρχείο,</text:span> <text:span text:style-name="T36">κάνει fork() ένα client subprocess</text:span><text:span text:style-name="T58"> το οποίο αναλαμβάνει τη δημιουργία ενός reader process και </text:span><text:soft-page-break/><text:span text:style-name="T58">ενός writer process τα οποία αναλαμβάνουν τον συχγρονισμό του τρέχοντος client με τον client στον οποίο ανήκει το .id αρχείο που μόλις δημιουργήθηκε. Το subprocess αυτό περιμένει μέχρι ο reader </text:span><text:span text:style-name="T36">και</text:span><text:span text:style-name="T58"> ο writer να τερματίσουν επιτυχώς (με status 0).</text:span></text:p>
          <text:p text:style-name="P25">Για κάθε <text:span text:style-name="T32">IN_DELETE </text:span>event που αντιλαμβάνεται <text:span text:style-name="T66">και το οποίο αφορά .id αρχείο, </text:span>διαγράφει <text:span text:style-name="T68">ολόκληρο </text:span>το<text:span text:style-name="T67">ν</text:span> φάκελο <text:span text:style-name="T69">που βρίσκεται στο mirror directory</text:span> <text:span text:style-name="T69">του και ο οποίος έχει ως όνομα το id του client που μόλις έσβησε το .id αρχείο του</text:span>.</text:p>
        </text:list-item>
      </text:list>
      <text:p text:style-name="P11"/>
      <text:p text:style-name="P11"/>
      <text:p text:style-name="P45">Error handling σε reader και writer processes</text:p>
      <text:p text:style-name="P27"/>
      <text:p text:style-name="P27">Όταν ένα reader process τερματίζει λόγω κάποιου σφάλματος, τότε το writer process με το οποίο επικοινωνούσε λαμβάνει signal <text:span text:style-name="T32">SIGPIPE</text:span> και το διαχειρίζεται στέλνοντας signal <text:span text:style-name="T32">SIGUSR2 </text:span>στο γονεϊκό του process (που είναι ένα client subprocess) <text:span text:style-name="T80">και τερματίζοντας με status 1.</text:span></text:p>
      <text:p text:style-name="P28">Όταν ένα writer process <text:span text:style-name="T79">τερματίζει λόγω κάποιου σφάλματος, τότε το </text:span>reader<text:span text:style-name="T79"> process με το οποίο επικοινωνούσε το αντιλαμβάνεται επειδή η read() του επιστρέφει 0 που συμβολίζει το EOF, οπότε στέλνει signal </text:span><text:span text:style-name="T44">SIGUSR</text:span><text:span text:style-name="T45">1</text:span><text:span text:style-name="T44"> </text:span><text:span text:style-name="T79">στο γονεϊκό του process (που είναι ένα client subprocess) </text:span>και τερματίζ<text:span text:style-name="T81">ει</text:span> με status 1.</text:p>
      <text:p text:style-name="P11"/>
      <text:p text:style-name="P11"/>
      <text:p text:style-name="P5">Περιγραφή <text:span text:style-name="T70">δομής FileList</text:span></text:p>
      <text:p text:style-name="P37"><text:span text:style-name="T2"/></text:p>
      <text:p text:style-name="P38"><text:span text:style-name="T2">Η </text:span><text:span text:style-name="T1">συγκεκριμένη δομή </text:span><text:span text:style-name="T8">λίστας</text:span><text:span text:style-name="T1"> </text:span><text:span text:style-name="T4">χρησιμοποιείται</text:span><text:span text:style-name="T1"> για να μειωθούν τα I/O operations </text:span><text:span text:style-name="T3">από και προς τον</text:span><text:span text:style-name="T1"> δίσκο </text:span><text:span text:style-name="T5">εφόσον ο κάθε writer αντί να διατρέχει αναδρομικά το input directory του </text:span><text:span text:style-name="T6">συγκεκριμένου </text:span><text:span text:style-name="T5">client, </text:span><text:span text:style-name="T7">διαβάζει τα απαραίτητα στοιχεία (εκτός από το περιεχόμενο) των αρχείων και των φακέλων από την </text:span><text:span text:style-name="T71">FileList </text:span><text:span text:style-name="T7">που βρίσκεται σε ένα temp αρχείο σε μορφή string. </text:span><text:span text:style-name="T8">H </text:span><text:span text:style-name="T72">FileList </text:span><text:span text:style-name="T8">είναι ταξινομημένη </text:span><text:span text:style-name="T14">κατά αύξουσα αλφαβητική </text:span><text:span text:style-name="T15">σειρά</text:span><text:span text:style-name="T8"> με βάση το path του κάθε αρχείου/φακέλου. </text:span><text:span text:style-name="T9">Η ταξινόμηση </text:span><text:span text:style-name="T16">αυτή</text:span><text:span text:style-name="T9"> εξασφαλίζει ότι </text:span><text:span text:style-name="T10">το γράψιμο των αρχείων και φακέλων από τον writer στο pipe, το διάβασμά τους από τον reader από το pipe </text:span><text:span text:style-name="T11">και κατ’ επέκταση η δημιουργία τους στο mirror directory </text:span><text:span text:style-name="T12">γίνεται με σειρά τέτοια ώστε </text:span><text:span text:style-name="T19">κάθε αρχείο να δημιουργείται μετά τη δημιουργία της γονε</text:span><text:span text:style-name="T21">ϊ</text:span><text:span text:style-name="T19">κής του ιεραρχίας φακέλων.</text:span></text:p>
      <text:p text:style-name="P39"><text:span text:style-name="T13">Γ</text:span><text:span text:style-name="T1">ια παράδειγμα, είναι εξασφαλισμένο ότι το </text:span><text:span text:style-name="T20">mirror</text:span><text:span text:style-name="T1">/a/</text:span><text:span text:style-name="T17">c/</text:span><text:span text:style-name="T1"> θα </text:span><text:span text:style-name="T18">δημιουργηθεί</text:span><text:span text:style-name="T1"> πριν το </text:span><text:span text:style-name="T20">mirror</text:span><text:span text:style-name="T1">/a/c/</text:span><text:span text:style-name="T22">b</text:span><text:span text:style-name="T1">.txt </text:span><text:span text:style-name="T14">.</text:span></text:p>
      <text:p text:style-name="P9"/>
      <text:p text:style-name="P13"><text:span text:style-name="T30">Σημε</text:span><text:span text:style-name="T31">ίωση</text:span><text:span text:style-name="T30">: </text:span><text:span text:style-name="T26">Στα αρχεία με τον κώδικα υπάρχουν αρκετά επεξηγηματικά σχόλια που διασαφηνίζουν περισσότερο τη λειτουργία του προγράμματος. </text:span><text:span text:style-name="T27">Στην παραπάνω περιγραφή, κάποιες διαδικασίες </text:span><text:span text:style-name="T28">(όπως </text:span><text:span text:style-name="T29">η </text:span><text:span text:style-name="T28">αποδέσμευση μνήμης </text:span><text:span text:style-name="T29">σε κάποιες περιπτώσεις</text:span><text:span text:style-name="T28">)</text:span><text:span text:style-name="T27"> έχουν παραληφθεί για λόγους απλότητας.</text:span></text:p>
      <text:p text:style-name="P44"/>
      <text:p text:style-name="P44"/>
      <text:p text:style-name="P6">Εντολ<text:span text:style-name="T23">ές</text:span> <text:span text:style-name="T24">μεταγλώττισης</text:span> και εκτέλεσης</text:p>
      <text:p text:style-name="P46"/>
      <text:p text:style-name="P40">Για <text:span text:style-name="T74">την</text:span> εκτέλεση ενός client</text:p>
      <text:list xml:id="list1746465655" text:style-name="L3">
        <text:list-item>
          <text:p text:style-name="P30">make</text:p>
        </text:list-item>
        <text:list-item>
          <text:p text:style-name="P29">./exe/mirror_client -n <text:span text:style-name="T73">1</text:span> -c common -i input<text:span text:style-name="T73">1</text:span> -m mirror<text:span text:style-name="T73">1</text:span> -b <text:span text:style-name="T73">1000</text:span> -l log<text:span text:style-name="T73">1</text:span>.txt</text:p>
          <text:p text:style-name="P31">(οι τιμές των arguments είναι ενδεικτικές)</text:p>
        </text:list-item>
      </text:list>
      <text:p text:style-name="P32"/>
      <text:p text:style-name="P41">Για την εκτέλεση πολλών clients μαζικά</text:p>
      <text:p text:style-name="P35">Για να τρέξει το παρακάτω bash script χρειάζεται να αλλάξουμε την τιμή της παραμέτρου “--working-directory” στο full directory που αντιστοιχεί στο directory που βρίσκεται η εργασία <text:span text:style-name="T78">καθώς επίσης πρέπει να έχουμε ήδη δημιουργήσει 2 φακέλους με ονόματα input1 και input2 των οποίων τα περιεχόμενα θα συγχρονιστούν μεταξύ των spawned clients.</text:span></text:p>
      <text:p text:style-name="P36">Η εντολή για την εκτέλεση του bash script είναι η εξής:</text:p>
      <text:p text:style-name="P33">./bash_scripts/spawn_clients.sh 5 0 5000</text:p>
      <text:p text:style-name="P34"><text:soft-page-break/>Όπου: <text:tab/></text:p>
      <text:list xml:id="list1887783131" text:style-name="L4">
        <text:list-item>
          <text:p text:style-name="P42"><text:span text:style-name="T76">Στη θέση του 5 εισάγουμε τον αριθμό των clients που θέλουμε να δημιουργηθούν.</text:span></text:p>
        </text:list-item>
        <text:list-item>
          <text:p text:style-name="P43"><text:span text:style-name="T76">Στη θέση του 0 εισάγουμε </text:span><text:span text:style-name="T77">τον</text:span><text:span text:style-name="T76"> αριθμό των δευτερολέπτων που θέλουμε να παρεμβάλονται μεταξύ της δημιουργίας των clients.</text:span></text:p>
        </text:list-item>
        <text:list-item>
          <text:p text:style-name="P47"><text:span text:style-name="T76">Σ</text:span><text:span text:style-name="T75">τη θέση του 5000 εισάγουμε το μέγεθος του buffer size που θα χρησιμοποιηθεί για το διάβασμα και το γράψιμο των περιεχομένων κάθε αρχείου από και προς το pip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9:43:57.306277788</meta:creation-date>
    <dc:date>2019-04-12T21:00:53.239490101</dc:date>
    <meta:editing-duration>PT4H26M56S</meta:editing-duration>
    <meta:editing-cycles>261</meta:editing-cycles>
    <meta:generator>LibreOffice/6.0.6.2$Linux_X86_64 LibreOffice_project/00m0$Build-2</meta:generator>
    <meta:document-statistic meta:table-count="0" meta:image-count="0" meta:object-count="0" meta:page-count="3" meta:paragraph-count="38" meta:word-count="1036" meta:character-count="6651" meta:non-whitespace-character-count="5662"/>
  </office:meta>
</office:document-meta>
</file>